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3.466in" table:align="left"/>
    </style:style>
    <style:style style:name="Table2.A" style:family="table-column">
      <style:table-column-properties style:column-width="1.6854in"/>
    </style:style>
    <style:style style:name="Table2.B" style:family="table-column">
      <style:table-column-properties style:column-width="1.780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9" style:family="table-row">
      <style:table-row-properties style:min-row-height="0.4389in"/>
    </style:style>
    <style:style style:name="Table1" style:family="table">
      <style:table-properties style:width="6.925in" table:align="margins"/>
    </style:style>
    <style:style style:name="Table1.A" style:family="table-column">
      <style:table-column-properties style:column-width="2.3083in" style:rel-column-width="21844*"/>
    </style:style>
    <style:style style:name="Table1.B" style:family="table-column">
      <style:table-column-properties style:column-width="2.3083in" style:rel-column-width="21846*"/>
    </style:style>
    <style:style style:name="Table1.C"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style="normal" style:text-underline-style="none" fo:font-weight="normal" style:font-style-asian="normal" style:font-weight-asian="normal" style:font-style-complex="normal" style:font-weight-complex="normal"/>
    </style:style>
    <style:style style:name="P4" style:family="paragraph" style:parent-style-name="Standard">
      <style:text-properties fo:font-style="normal" style:text-underline-style="none" fo:font-weight="bold" style:font-style-asian="normal" style:font-weight-asian="bold" style:font-style-complex="normal" style:font-weight-complex="bold"/>
    </style:style>
    <style:style style:name="P5"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break-before="page"/>
      <style:text-properties fo:font-style="normal" style:text-underline-style="none" fo:font-weight="bold" style:font-style-asian="normal" style:font-weight-asian="bold" style:font-style-complex="normal" style:font-weight-complex="bold"/>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weight="bold" style:font-weight-asian="bold" style:font-weight-complex="bold"/>
    </style:style>
    <style:style style:name="P9" style:family="paragraph" style:parent-style-name="Standard">
      <style:text-properties fo:font-style="normal" style:text-underline-style="none" fo:font-weight="bold"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style:text-position="super 58%"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roic Barbarian:</text:p>
      <text:p text:style-name="P2"/>
      <table:table table:name="Table2" table:style-name="Table2">
        <table:table-column table:style-name="Table2.A"/>
        <table:table-column table:style-name="Table2.B"/>
        <table:table-row>
          <table:table-cell table:style-name="Table2.A1" office:value-type="string">
            <text:p text:style-name="P8">Class Traits</text:p>
          </table:table-cell>
          <table:table-cell table:style-name="Table2.B1" office:value-type="string">
            <text:p text:style-name="Table_20_Contents"/>
          </table:table-cell>
        </table:table-row>
        <table:table-row>
          <table:table-cell table:style-name="Table2.A2" office:value-type="string">
            <text:p text:style-name="Table_20_Contents">Power Source</text:p>
          </table:table-cell>
          <table:table-cell table:style-name="Table2.B2" office:value-type="string">
            <text:p text:style-name="Table_20_Contents">Martial and Primal</text:p>
          </table:table-cell>
        </table:table-row>
        <table:table-row>
          <table:table-cell table:style-name="Table2.A2" office:value-type="string">
            <text:p text:style-name="Table_20_Contents">Role</text:p>
          </table:table-cell>
          <table:table-cell table:style-name="Table2.B2" office:value-type="string">
            <text:p text:style-name="Table_20_Contents">Striker and Defender</text:p>
          </table:table-cell>
        </table:table-row>
        <table:table-row>
          <table:table-cell table:style-name="Table2.A2" office:value-type="string">
            <text:p text:style-name="Table_20_Contents">Ability Bonus</text:p>
          </table:table-cell>
          <table:table-cell table:style-name="Table2.B2" office:value-type="string">
            <text:p text:style-name="Table_20_Contents">+1 Str, Con, or Cha</text:p>
          </table:table-cell>
        </table:table-row>
        <table:table-row>
          <table:table-cell table:style-name="Table2.A2" office:value-type="string">
            <text:p text:style-name="Table_20_Contents">Hit Points</text:p>
          </table:table-cell>
          <table:table-cell table:style-name="Table2.B2" office:value-type="string">
            <text:p text:style-name="Table_20_Contents">Con score +D12(6) at level 1; +D12(6) each level after.</text:p>
          </table:table-cell>
        </table:table-row>
        <table:table-row>
          <table:table-cell table:style-name="Table2.A2" office:value-type="string">
            <text:p text:style-name="Table_20_Contents">Defense Bonus</text:p>
          </table:table-cell>
          <table:table-cell table:style-name="Table2.B2" office:value-type="string">
            <text:p text:style-name="Table_20_Contents">+2 Fortitude</text:p>
          </table:table-cell>
        </table:table-row>
        <table:table-row>
          <table:table-cell table:style-name="Table2.A2" office:value-type="string">
            <text:p text:style-name="Table_20_Contents">Healing Surges</text:p>
          </table:table-cell>
          <table:table-cell table:style-name="Table2.B2" office:value-type="string">
            <text:p text:style-name="Table_20_Contents">Con mod. surges +4</text:p>
          </table:table-cell>
        </table:table-row>
        <table:table-row>
          <table:table-cell table:style-name="Table2.A2" office:value-type="string">
            <text:p text:style-name="Table_20_Contents">Armor Proficiencies</text:p>
          </table:table-cell>
          <table:table-cell table:style-name="Table2.B2" office:value-type="string">
            <text:p text:style-name="Table_20_Contents">Cloth, leather, hide</text:p>
          </table:table-cell>
        </table:table-row>
        <table:table-row table:style-name="Table2.9">
          <table:table-cell table:style-name="Table2.A2" office:value-type="string">
            <text:p text:style-name="Table_20_Contents">Weapon Proficiencies</text:p>
          </table:table-cell>
          <table:table-cell table:style-name="Table2.B2" office:value-type="string">
            <text:p text:style-name="Table_20_Contents">All simple and martial weapons.</text:p>
          </table:table-cell>
        </table:table-row>
        <table:table-row table:style-name="Table2.9">
          <table:table-cell table:style-name="Table2.A2" office:value-type="string">
            <text:p text:style-name="Table_20_Contents">Class Skills</text:p>
          </table:table-cell>
          <table:table-cell table:style-name="Table2.B2" office:value-type="string">
            <text:p text:style-name="Table_20_Contents">Endurance, choice of Athletics or Nature.</text:p>
          </table:table-cell>
        </table:table-row>
      </table:table>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7">Level</text:p>
          </table:table-cell>
          <table:table-cell table:style-name="Table1.A1" office:value-type="string">
            <text:p text:style-name="P7">Class Features</text:p>
          </table:table-cell>
          <table:table-cell table:style-name="Table1.C1" office:value-type="string">
            <text:p text:style-name="P7">New Ability</text:p>
          </table:table-cell>
        </table:table-row>
        <table:table-row>
          <table:table-cell table:style-name="Table1.A2" office:value-type="float" office:value="1">
            <text:p text:style-name="P7">1</text:p>
          </table:table-cell>
          <table:table-cell table:style-name="Table1.B2" office:value-type="string">
            <text:p text:style-name="Table_20_Contents">Boundless Endurance, Fury of the Barbarian, +1 Feat</text:p>
          </table:table-cell>
          <table:table-cell table:style-name="Table1.C2" office:value-type="string">
            <text:p text:style-name="Table_20_Contents">+1 Rage/day</text:p>
          </table:table-cell>
        </table:table-row>
        <table:table-row>
          <table:table-cell table:style-name="Table1.A2" office:value-type="float" office:value="2">
            <text:p text:style-name="P7">2</text:p>
          </table:table-cell>
          <table:table-cell table:style-name="Table1.B2" office:value-type="string">
            <text:p text:style-name="Table_20_Contents">+1 Feat</text:p>
          </table:table-cell>
          <table:table-cell table:style-name="Table1.C2" office:value-type="string">
            <text:p text:style-name="Table_20_Contents">+1 Stamina and Maneuver</text:p>
          </table:table-cell>
        </table:table-row>
        <table:table-row>
          <table:table-cell table:style-name="Table1.A2" office:value-type="float" office:value="3">
            <text:p text:style-name="P7">3</text:p>
          </table:table-cell>
          <table:table-cell table:style-name="Table1.B2" office:value-type="string">
            <text:p text:style-name="Table_20_Contents"/>
          </table:table-cell>
          <table:table-cell table:style-name="Table1.C2" office:value-type="string">
            <text:p text:style-name="Table_20_Contents">+1 Stamina and Maneuver</text:p>
          </table:table-cell>
        </table:table-row>
        <table:table-row>
          <table:table-cell table:style-name="Table1.A2" office:value-type="float" office:value="4">
            <text:p text:style-name="P7">4</text:p>
          </table:table-cell>
          <table:table-cell table:style-name="Table1.B2" office:value-type="string">
            <text:p text:style-name="Table_20_Contents">Ability score boost, +1 Feat</text:p>
          </table:table-cell>
          <table:table-cell table:style-name="Table1.C2" office:value-type="string">
            <text:p text:style-name="Table_20_Contents">+1 Stamina and Maneuver</text:p>
          </table:table-cell>
        </table:table-row>
        <table:table-row>
          <table:table-cell table:style-name="Table1.A2" office:value-type="float" office:value="5">
            <text:p text:style-name="P7">5</text:p>
          </table:table-cell>
          <table:table-cell table:style-name="Table1.B2" office:value-type="string">
            <text:p text:style-name="Table_20_Contents">Bonus Stance</text:p>
          </table:table-cell>
          <table:table-cell table:style-name="Table1.C2" office:value-type="string">
            <text:p text:style-name="Table_20_Contents">+1 Rage/day</text:p>
          </table:table-cell>
        </table:table-row>
        <table:table-row>
          <table:table-cell table:style-name="Table1.A2" office:value-type="float" office:value="6">
            <text:p text:style-name="P7">6</text:p>
          </table:table-cell>
          <table:table-cell table:style-name="Table1.B2" office:value-type="string">
            <text:p text:style-name="Table_20_Contents"/>
          </table:table-cell>
          <table:table-cell table:style-name="Table1.C2" office:value-type="string">
            <text:p text:style-name="Table_20_Contents">+1 Stamina and Maneuver</text:p>
          </table:table-cell>
        </table:table-row>
        <table:table-row>
          <table:table-cell table:style-name="Table1.A2" office:value-type="float" office:value="7">
            <text:p text:style-name="P7">7</text:p>
          </table:table-cell>
          <table:table-cell table:style-name="Table1.B2" office:value-type="string">
            <text:p text:style-name="Table_20_Contents"/>
          </table:table-cell>
          <table:table-cell table:style-name="Table1.C2" office:value-type="string">
            <text:p text:style-name="Table_20_Contents">+1 Stamina and Maneuver</text:p>
          </table:table-cell>
        </table:table-row>
        <table:table-row>
          <table:table-cell table:style-name="Table1.A2" office:value-type="float" office:value="8">
            <text:p text:style-name="P7">8</text:p>
          </table:table-cell>
          <table:table-cell table:style-name="Table1.B2" office:value-type="string">
            <text:p text:style-name="Table_20_Contents"><text:s/>Ability score boost, +1 Feat</text:p>
          </table:table-cell>
          <table:table-cell table:style-name="Table1.C2" office:value-type="string">
            <text:p text:style-name="Table_20_Contents">+1 Stamina and Maneuver</text:p>
          </table:table-cell>
        </table:table-row>
        <table:table-row>
          <table:table-cell table:style-name="Table1.A2" office:value-type="float" office:value="9">
            <text:p text:style-name="P7">9</text:p>
          </table:table-cell>
          <table:table-cell table:style-name="Table1.B2" office:value-type="string">
            <text:p text:style-name="Table_20_Contents"/>
          </table:table-cell>
          <table:table-cell table:style-name="Table1.C2" office:value-type="string">
            <text:p text:style-name="Table_20_Contents">+1 Rage/day</text:p>
          </table:table-cell>
        </table:table-row>
        <table:table-row>
          <table:table-cell table:style-name="Table1.A2" office:value-type="float" office:value="10">
            <text:p text:style-name="P7">10</text:p>
          </table:table-cell>
          <table:table-cell table:style-name="Table1.B2" office:value-type="string">
            <text:p text:style-name="Table_20_Contents">+1 Feat</text:p>
          </table:table-cell>
          <table:table-cell table:style-name="Table1.C2" office:value-type="string">
            <text:p text:style-name="Table_20_Contents">+1 Stamina and Maneuver</text:p>
          </table:table-cell>
        </table:table-row>
      </table:table>
      <text:p text:style-name="P2"/>
      <text:p text:style-name="P2"/>
      <text:p text:style-name="P1"/>
      <text:p text:style-name="P5">Class Features:</text:p>
      <text:p text:style-name="P2"/>
      <text:p text:style-name="P4">Boundless Endurance: <text:span text:style-name="T1">Barbarians live in the most hostile and primitive environments on the planet, and as such are able to withstand the worst that nature can throw at them with ease. Barbarians gain advantage on all checks to resist bad weather and extreme temperatures.</text:span></text:p>
      <text:p text:style-name="P3"/>
      <text:p text:style-name="P4">Fury of the Barbarian: <text:span text:style-name="T1">Barbarians are able to channel the primal energies within or around them to become furious, rampaging warriors. Some focus inwards, becoming unstoppable, frothing killing machines. Others channel the primal rage of nature around them, becoming an imposing defender of the wild. At first level, choose one of the following:</text:span></text:p>
      <text:p text:style-name="P3"/>
      <text:p text:style-name="P4"><text:span text:style-name="T1"><text:tab/></text:span>Berserker's Fury: <text:span text:style-name="T1">As a raging force of brutal attacks, your unchecked swings always get the most out of your weapon. You have advantage on all melee damage rolls. In addition, once per turn, when you score a critical hit, you may immediately make a melee basic attack as a free action.</text:span></text:p>
      <text:p text:style-name="P3"/>
      <text:p text:style-name="P4"><text:span text:style-name="T1"><text:tab/></text:span>Warden's Fury: <text:span text:style-name="T1">You gain defender's aura. In addition, whenever an enemy in your defender's aura makes an attack against an ally that does not also target you, as an interrupt you may make a melee basic attack vs Fortitude and on a hit the target grants combat advantage to you and all of your allies until the end of your next turn. Also, if an enemy in your defender's aura shifts, as a reaction you may use spectral vines to pull the target 5' and slow them until the end of your next turn. In addition, you gain proficiency with light and heavy shields.</text:span></text:p>
      <text:p text:style-name="P4"/>
      <text:p text:style-name="P4">“Heartland”:<text:span text:style-name="T1"><text:tab/> Living so far from civilization, the surrounding natural environment greatly shapes a barbarian and what skills they use to survive. At first level, choose one of the following backgrounds:</text:span></text:p>
      <text:p text:style-name="P3"/>
      <text:p text:style-name="P4"><text:span text:style-name="T1"><text:tab/></text:span>Desert:<text:span text:style-name="T1"> Hailing from a blistering desert, the you eschew hot and heavy armor, and have learned to withstand attacks using sheer sturdiness. While wearing cloth armor or no armor and not using a shield, the barbarian gets a +3 bonus to AC and a +2 shield bonus to their Reflex defense. Additionally, you can use your Constitution modifier in place or Dexterity of Intelligence when determining AC.</text:span></text:p>
      <text:p text:style-name="P3"/>
      <text:p text:style-name="P4"><text:span text:style-name="T1"><text:tab/></text:span>Forest:<text:span text:style-name="T1"> Coming from a lush or temperate forest, you have learned to stay agile and move well around your foes. While you are not wearing heavy armor, you gain a +1 bonus to AC and Reflex.</text:span></text:p>
      <text:p text:style-name="P3"/>
      <text:p text:style-name="P4"><text:span text:style-name="T1"><text:tab/></text:span>Tundra:<text:span text:style-name="T1"> Tracking prey across the savage frozen plains of the north, you have learned to sturdy your body and armor into greater protection. You may choose to modify hide armor to grant an additional +2 AC, but it now counts as heavy armor. You also gain proficiency with chainmail.</text:span></text:p>
      <text:p text:style-name="P4"><text:span text:style-name="T1"/></text:p>
      <text:p text:style-name="P4">Barbarian Rage:<text:span text:style-name="T1"> In the heat of battle, you greatest strength lies in your ability to channel a combination of the forces of nature and your own blood lust into tangible might. At 1</text:span><text:span text:style-name="T2">st</text:span><text:span text:style-name="T1">, 5</text:span><text:span text:style-name="T2">th</text:span><text:span text:style-name="T1">, and 9</text:span><text:span text:style-name="T2">th</text:span><text:span text:style-name="T1"> level, you gain the use of one rage per day. Each time, you may choose either </text:span><text:span text:style-name="T3">Berserker Rage</text:span><text:span text:style-name="T1"> or a </text:span><text:span text:style-name="T3">Primal Rage</text:span><text:span text:style-name="T1"> of your level or lower. During an encounter you may enter a rage as a swift action, unless otherwise noted, and may enter one as a reaction when you are bloodied. Since being in a rage takes over all of your senses and focus, you may only benefit from one rage at a time.</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dward Lipchus</meta:initial-creator>
    <meta:creation-date>2014-04-14T13:36:35.60</meta:creation-date>
    <dc:date>2014-10-31T13:36:48.98</dc:date>
    <dc:creator>Edward Lipchus</dc:creator>
    <meta:editing-duration>PT2H2M13S</meta:editing-duration>
    <meta:editing-cycles>9</meta:editing-cycles>
    <meta:generator>OpenOffice/4.1.0$Win32 OpenOffice.org_project/410m18$Build-9764</meta:generator>
    <meta:document-statistic meta:table-count="2" meta:image-count="0" meta:object-count="0" meta:page-count="3" meta:paragraph-count="59" meta:word-count="684" meta:character-count="3871"/>
  </office:meta>
</office:document-meta>
</file>